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1.284cm"/>
    </style:style>
    <style:style style:name="co4" style:family="table-column">
      <style:table-column-properties fo:break-before="auto" style:column-width="2.044cm"/>
    </style:style>
    <style:style style:name="co5" style:family="table-column">
      <style:table-column-properties fo:break-before="auto" style:column-width="1.909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1.139cm"/>
    </style:style>
    <style:style style:name="co9" style:family="table-column">
      <style:table-column-properties fo:break-before="auto" style:column-width="1.556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Fil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Start-flame</text:p>
          </table:table-cell>
          <table:table-cell office:value-type="string">
            <text:p>End-flame</text:p>
          </table:table-cell>
          <table:table-cell office:value-type="string">
            <text:p>Seconds</text:p>
          </table:table-cell>
          <table:table-cell office:value-type="string">
            <text:p>Flames</text:p>
          </table:table-cell>
          <table:table-cell office:value-type="string">
            <text:p>data</text:p>
          </table:table-cell>
          <table:table-cell office:value-type="string">
            <text:p>PositionF</text:p>
          </table:table-cell>
          <table:table-cell office:value-type="string">
            <text:p>PositonMSF</text:p>
          </table:table-cell>
        </table:table-row>
        <table:table-row table:style-name="ro1">
          <table:table-cell office:value-type="string">
            <text:p>(Output 1)</text:p>
          </table:table-cell>
          <table:table-cell table:number-columns-repeated="10"/>
        </table:table-row>
        <table:table-row table:style-name="ro1">
          <table:table-cell office:value-type="string">
            <text:p>PREGAP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f:=[.G3]*44100" office:value-type="float" office:value="88200">
            <text:p>88200</text:p>
          </table:table-cell>
          <table:table-cell table:number-columns-repeated="2" office:value-type="float" office:value="0">
            <text:p>0</text:p>
          </table:table-cell>
          <table:table-cell table:formula="of:=FLOOR([.J3]/(44100*60);1)&amp;&quot;:&quot;&amp;FLOOR(MOD([.J3];44100*60)/44100;1)&amp;&quot;:&quot;&amp;FLOOR(MOD([.J3];44100)/588;1)" office:value-type="string" office:string-value="0:0:0">
            <text:p>0:0:0</text:p>
          </table:table-cell>
        </table:table-row>
        <table:table-row table:style-name="ro1">
          <table:table-cell office:value-type="string">
            <text:p>TRACK 1</text:p>
          </table:table-cell>
          <table:table-cell office:value-type="string">
            <text:p>test1.wav</text:p>
          </table:table-cell>
          <table:table-cell office:value-type="float" office:value="0">
            <text:p>0</text:p>
          </table:table-cell>
          <table:table-cell table:style-name="ce1" office:value-type="string">
            <text:p>0:5:30</text:p>
          </table:table-cell>
          <table:table-cell office:value-type="float" office:value="0">
            <text:p>0</text:p>
          </table:table-cell>
          <table:table-cell table:formula="of:=5*44100+30*588" office:value-type="float" office:value="238140">
            <text:p>238140</text:p>
          </table:table-cell>
          <table:table-cell/>
          <table:table-cell table:formula="of:=[.F4]-[.E4]" office:value-type="float" office:value="238140">
            <text:p>238140</text:p>
          </table:table-cell>
          <table:table-cell office:value-type="float" office:value="1">
            <text:p>1</text:p>
          </table:table-cell>
          <table:table-cell table:formula="of:=[.H3]+[.J3]" office:value-type="float" office:value="88200">
            <text:p>88200</text:p>
          </table:table-cell>
          <table:table-cell table:formula="of:=FLOOR([.J4]/(44100*60);1)&amp;&quot;:&quot;&amp;FLOOR(MOD([.J4];44100*60)/44100;1)&amp;&quot;:&quot;&amp;FLOOR(MOD([.J4];44100)/588;1)" office:value-type="string" office:string-value="0:2:0">
            <text:p>0:2:0</text:p>
          </table:table-cell>
        </table:table-row>
        <table:table-row table:style-name="ro1">
          <table:table-cell office:value-type="string">
            <text:p>POSTGAP</text:p>
          </table:table-cell>
          <table:table-cell table:number-columns-repeated="2"/>
          <table:table-cell table:style-name="ce1"/>
          <table:table-cell table:number-columns-repeated="2"/>
          <table:table-cell office:value-type="float" office:value="1">
            <text:p>1</text:p>
          </table:table-cell>
          <table:table-cell table:formula="of:=[.G5]*44100" office:value-type="float" office:value="44100">
            <text:p>44100</text:p>
          </table:table-cell>
          <table:table-cell office:value-type="float" office:value="0">
            <text:p>0</text:p>
          </table:table-cell>
          <table:table-cell table:formula="of:=[.H4]+[.J4]" office:value-type="float" office:value="326340">
            <text:p>326340</text:p>
          </table:table-cell>
          <table:table-cell table:formula="of:=FLOOR([.J5]/(44100*60);1)&amp;&quot;:&quot;&amp;FLOOR(MOD([.J5];44100*60)/44100;1)&amp;&quot;:&quot;&amp;FLOOR(MOD([.J5];44100)/588;1)" office:value-type="string" office:string-value="0:7:30">
            <text:p>0:7:30</text:p>
          </table:table-cell>
        </table:table-row>
        <table:table-row table:style-name="ro1">
          <table:table-cell office:value-type="string">
            <text:p>TRACK 2</text:p>
          </table:table-cell>
          <table:table-cell office:value-type="string">
            <text:p>test1.wav</text:p>
          </table:table-cell>
          <table:table-cell table:style-name="ce1" office:value-type="string">
            <text:p>0:5:30</text:p>
          </table:table-cell>
          <table:table-cell table:style-name="ce2" office:value-type="float" office:value="10">
            <text:p>10</text:p>
          </table:table-cell>
          <table:table-cell table:formula="of:=5*44100+30*588" office:value-type="float" office:value="238140">
            <text:p>238140</text:p>
          </table:table-cell>
          <table:table-cell table:formula="of:=10*44100" office:value-type="float" office:value="441000">
            <text:p>441000</text:p>
          </table:table-cell>
          <table:table-cell/>
          <table:table-cell table:formula="of:=[.F6]-[.E6]" office:value-type="float" office:value="202860">
            <text:p>202860</text:p>
          </table:table-cell>
          <table:table-cell office:value-type="float" office:value="2">
            <text:p>2</text:p>
          </table:table-cell>
          <table:table-cell table:formula="of:=[.H5]+[.J5]" office:value-type="float" office:value="370440">
            <text:p>370440</text:p>
          </table:table-cell>
          <table:table-cell table:formula="of:=FLOOR([.J6]/(44100*60);1)&amp;&quot;:&quot;&amp;FLOOR(MOD([.J6];44100*60)/44100;1)&amp;&quot;:&quot;&amp;FLOOR(MOD([.J6];44100)/588;1)" office:value-type="string" office:string-value="0:8:30">
            <text:p>0:8:30</text:p>
          </table:table-cell>
        </table:table-row>
        <table:table-row table:style-name="ro1">
          <table:table-cell office:value-type="string">
            <text:p>PREGAP</text:p>
          </table:table-cell>
          <table:table-cell table:number-columns-repeated="5"/>
          <table:table-cell office:value-type="float" office:value="1.5">
            <text:p>1.5</text:p>
          </table:table-cell>
          <table:table-cell table:formula="of:=[.G7]*44100" office:value-type="float" office:value="66150">
            <text:p>66150</text:p>
          </table:table-cell>
          <table:table-cell office:value-type="float" office:value="0">
            <text:p>0</text:p>
          </table:table-cell>
          <table:table-cell table:formula="of:=[.H6]+[.J6]" office:value-type="float" office:value="573300">
            <text:p>573300</text:p>
          </table:table-cell>
          <table:table-cell table:formula="of:=FLOOR([.J7]/(44100*60);1)&amp;&quot;:&quot;&amp;FLOOR(MOD([.J7];44100*60)/44100;1)&amp;&quot;:&quot;&amp;FLOOR(MOD([.J7];44100)/588;1)" office:value-type="string" office:string-value="0:13:0">
            <text:p>0:13:0</text:p>
          </table:table-cell>
        </table:table-row>
        <table:table-row table:style-name="ro1">
          <table:table-cell office:value-type="string">
            <text:p>PADDING</text:p>
          </table:table-cell>
          <table:table-cell table:number-columns-repeated="6"/>
          <table:table-cell table:formula="of:=IF( MOD([.H7]; 588) &gt; 0; 588-MOD([.H7];588); 0)" office:value-type="float" office:value="294">
            <text:p>294</text:p>
          </table:table-cell>
          <table:table-cell office:value-type="float" office:value="0">
            <text:p>0</text:p>
          </table:table-cell>
          <table:table-cell table:formula="of:=[.H7]+[.J7]" office:value-type="float" office:value="639450">
            <text:p>639450</text:p>
          </table:table-cell>
          <table:table-cell table:formula="of:=FLOOR([.J8]/(44100*60);1)&amp;&quot;:&quot;&amp;FLOOR(MOD([.J8];44100*60)/44100;1)&amp;&quot;:&quot;&amp;FLOOR(MOD([.J8];44100)/588;1)" office:value-type="string" office:string-value="0:14:37">
            <text:p>0:14:37</text:p>
          </table:table-cell>
        </table:table-row>
        <table:table-row table:style-name="ro1">
          <table:table-cell office:value-type="string">
            <text:p>PREGAP2</text:p>
          </table:table-cell>
          <table:table-cell office:value-type="string">
            <text:p>test2.aiff</text:p>
          </table:table-cell>
          <table:table-cell office:value-type="string">
            <text:p>2.0</text:p>
          </table:table-cell>
          <table:table-cell office:value-type="float" office:value="4">
            <text:p>4</text:p>
          </table:table-cell>
          <table:table-cell table:formula="of:=44100*[.C9]" office:value-type="float" office:value="88200">
            <text:p>88200</text:p>
          </table:table-cell>
          <table:table-cell table:formula="of:=44100*[.D9]" office:value-type="float" office:value="176400">
            <text:p>176400</text:p>
          </table:table-cell>
          <table:table-cell/>
          <table:table-cell table:formula="of:=[.F9]-[.E9]" office:value-type="float" office:value="88200">
            <text:p>88200</text:p>
          </table:table-cell>
          <table:table-cell office:value-type="float" office:value="4">
            <text:p>4</text:p>
          </table:table-cell>
          <table:table-cell table:formula="of:=[.H8]+[.J8]" office:value-type="float" office:value="639744">
            <text:p>639744</text:p>
          </table:table-cell>
          <table:table-cell table:formula="of:=FLOOR([.J9]/(44100*60);1)&amp;&quot;:&quot;&amp;FLOOR(MOD([.J9];44100*60)/44100;1)&amp;&quot;:&quot;&amp;FLOOR(MOD([.J9];44100)/588;1)" office:value-type="string" office:string-value="0:14:38">
            <text:p>0:14:38</text:p>
          </table:table-cell>
        </table:table-row>
        <table:table-row table:style-name="ro1">
          <table:table-cell office:value-type="string">
            <text:p>TRACK 3</text:p>
          </table:table-cell>
          <table:table-cell office:value-type="string">
            <text:p>test2.aiff</text:p>
          </table:table-cell>
          <table:table-cell office:value-type="float" office:value="4">
            <text:p>4</text:p>
          </table:table-cell>
          <table:table-cell office:value-type="string">
            <text:p>6.006</text:p>
          </table:table-cell>
          <table:table-cell table:formula="of:=44100*[.C10]" office:value-type="float" office:value="176400">
            <text:p>176400</text:p>
          </table:table-cell>
          <table:table-cell table:formula="of:=FLOOR(44100*[.D10];1)" office:value-type="float" office:value="264864">
            <text:p>264864</text:p>
          </table:table-cell>
          <table:table-cell/>
          <table:table-cell table:formula="of:=[.F10]-[.E10]" office:value-type="float" office:value="88464">
            <text:p>88464</text:p>
          </table:table-cell>
          <table:table-cell office:value-type="float" office:value="5">
            <text:p>5</text:p>
          </table:table-cell>
          <table:table-cell table:formula="of:=[.H9]+[.J9]" office:value-type="float" office:value="727944">
            <text:p>727944</text:p>
          </table:table-cell>
          <table:table-cell table:formula="of:=FLOOR([.J10]/(44100*60);1)&amp;&quot;:&quot;&amp;FLOOR(MOD([.J10];44100*60)/44100;1)&amp;&quot;:&quot;&amp;FLOOR(MOD([.J10];44100)/588;1)" office:value-type="string" office:string-value="0:16:38">
            <text:p>0:16:38</text:p>
          </table:table-cell>
        </table:table-row>
        <table:table-row table:style-name="ro1">
          <table:table-cell office:value-type="string">
            <text:p>PADDING</text:p>
          </table:table-cell>
          <table:table-cell table:number-columns-repeated="6"/>
          <table:table-cell table:formula="of:=IF( MOD([.H10]; 588) &gt; 0; 588-MOD([.H10];588); 0)" office:value-type="float" office:value="324">
            <text:p>324</text:p>
          </table:table-cell>
          <table:table-cell office:value-type="float" office:value="0">
            <text:p>0</text:p>
          </table:table-cell>
          <table:table-cell table:formula="of:=[.H10]+[.J10]" office:value-type="float" office:value="816408">
            <text:p>816408</text:p>
          </table:table-cell>
          <table:table-cell table:formula="of:=FLOOR([.J11]/(44100*60);1)&amp;&quot;:&quot;&amp;FLOOR(MOD([.J11];44100*60)/44100;1)&amp;&quot;:&quot;&amp;FLOOR(MOD([.J11];44100)/588;1)" office:value-type="string" office:string-value="0:18:38">
            <text:p>0:18:38</text:p>
          </table:table-cell>
        </table:table-row>
        <table:table-row table:style-name="ro1">
          <table:table-cell office:value-type="string">
            <text:p>POSTGAP</text:p>
          </table:table-cell>
          <table:table-cell table:number-columns-repeated="5"/>
          <table:table-cell office:value-type="float" office:value="3">
            <text:p>3</text:p>
          </table:table-cell>
          <table:table-cell table:formula="of:=[.G12]*44100" office:value-type="float" office:value="132300">
            <text:p>132300</text:p>
          </table:table-cell>
          <table:table-cell office:value-type="float" office:value="0">
            <text:p>0</text:p>
          </table:table-cell>
          <table:table-cell table:formula="of:=[.H11]+[.J11]" office:value-type="float" office:value="816732">
            <text:p>816732</text:p>
          </table:table-cell>
          <table:table-cell table:formula="of:=FLOOR([.J12]/(44100*60);1)&amp;&quot;:&quot;&amp;FLOOR(MOD([.J12];44100*60)/44100;1)&amp;&quot;:&quot;&amp;FLOOR(MOD([.J12];44100)/588;1)" office:value-type="string" office:string-value="0:18:39">
            <text:p>0:18:39</text:p>
          </table:table-cell>
        </table:table-row>
        <table:table-row table:style-name="ro1">
          <table:table-cell office:value-type="string">
            <text:p>LENGTH</text:p>
          </table:table-cell>
          <table:table-cell table:number-columns-repeated="8"/>
          <table:table-cell table:formula="of:=[.H12]+[.J12]" office:value-type="float" office:value="949032">
            <text:p>949032</text:p>
          </table:table-cell>
          <table:table-cell table:formula="of:=FLOOR([.J13]/(44100*60);1)&amp;&quot;:&quot;&amp;FLOOR(MOD([.J13];44100*60)/44100;1)&amp;&quot;:&quot;&amp;FLOOR(MOD([.J13];44100)/588;1)" office:value-type="string" office:string-value="0:21:39">
            <text:p>0:21:39</text:p>
          </table:table-cell>
        </table:table-row>
        <table:table-row table:style-name="ro1">
          <table:table-cell office:value-type="string">
            <text:p>(Output 2)</text:p>
          </table:table-cell>
          <table:table-cell table:number-columns-repeated="10"/>
        </table:table-row>
        <table:table-row table:style-name="ro1">
          <table:table-cell office:value-type="string">
            <text:p>PREGAP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f:=[.G15]*44100" office:value-type="float" office:value="88200">
            <text:p>88200</text:p>
          </table:table-cell>
          <table:table-cell table:number-columns-repeated="2" office:value-type="float" office:value="0">
            <text:p>0</text:p>
          </table:table-cell>
          <table:table-cell table:formula="of:=FLOOR([.J15]/(44100*60);1)&amp;&quot;:&quot;&amp;FLOOR(MOD([.J15];44100*60)/44100;1)&amp;&quot;:&quot;&amp;FLOOR(MOD([.J15];44100)/588;1)" office:value-type="string" office:string-value="0:0:0">
            <text:p>0:0:0</text:p>
          </table:table-cell>
        </table:table-row>
        <table:table-row table:style-name="ro1">
          <table:table-cell office:value-type="string">
            <text:p>TRACK 1</text:p>
          </table:table-cell>
          <table:table-cell office:value-type="string">
            <text:p>test1.wav</text:p>
          </table:table-cell>
          <table:table-cell office:value-type="string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44100*[.D16]" office:value-type="float" office:value="441000">
            <text:p>441000</text:p>
          </table:table-cell>
          <table:table-cell/>
          <table:table-cell table:formula="of:=[.F16]-[.E16]" office:value-type="float" office:value="441000">
            <text:p>441000</text:p>
          </table:table-cell>
          <table:table-cell office:value-type="string">
            <text:p>1-&gt;2</text:p>
          </table:table-cell>
          <table:table-cell table:formula="of:=[.H15]+[.J15]" office:value-type="float" office:value="88200">
            <text:p>88200</text:p>
          </table:table-cell>
          <table:table-cell table:formula="of:=FLOOR([.J16]/(44100*60);1)&amp;&quot;:&quot;&amp;FLOOR(MOD([.J16];44100*60)/44100;1)&amp;&quot;:&quot;&amp;FLOOR(MOD([.J16];44100)/588;1)" office:value-type="string" office:string-value="0:2:0">
            <text:p>0:2:0</text:p>
          </table:table-cell>
        </table:table-row>
        <table:table-row table:style-name="ro1">
          <table:table-cell office:value-type="string">
            <text:p>PREGAP</text:p>
          </table:table-cell>
          <table:table-cell table:number-columns-repeated="5"/>
          <table:table-cell office:value-type="float" office:value="1.5">
            <text:p>1.5</text:p>
          </table:table-cell>
          <table:table-cell table:formula="of:=[.G17]*44100" office:value-type="float" office:value="66150">
            <text:p>66150</text:p>
          </table:table-cell>
          <table:table-cell office:value-type="float" office:value="0">
            <text:p>0</text:p>
          </table:table-cell>
          <table:table-cell table:formula="of:=[.H16]+[.J16]" office:value-type="float" office:value="529200">
            <text:p>529200</text:p>
          </table:table-cell>
          <table:table-cell table:formula="of:=FLOOR([.J17]/(44100*60);1)&amp;&quot;:&quot;&amp;FLOOR(MOD([.J17];44100*60)/44100;1)&amp;&quot;:&quot;&amp;FLOOR(MOD([.J17];44100)/588;1)" office:value-type="string" office:string-value="0:12:0">
            <text:p>0:12:0</text:p>
          </table:table-cell>
        </table:table-row>
        <table:table-row table:style-name="ro1">
          <table:table-cell office:value-type="string">
            <text:p>TRACK 2</text:p>
          </table:table-cell>
          <table:table-cell office:value-type="string">
            <text:p>test2.aiff</text:p>
          </table:table-cell>
          <table:table-cell office:value-type="float" office:value="5">
            <text:p>5</text:p>
          </table:table-cell>
          <table:table-cell office:value-type="string">
            <text:p>6.006</text:p>
          </table:table-cell>
          <table:table-cell table:formula="of:=44100*[.C18]" office:value-type="float" office:value="220500">
            <text:p>220500</text:p>
          </table:table-cell>
          <table:table-cell table:formula="of:=FLOOR(44100*[.D18];1)" office:value-type="float" office:value="264864">
            <text:p>264864</text:p>
          </table:table-cell>
          <table:table-cell/>
          <table:table-cell table:formula="of:=[.F18]-[.E18]" office:value-type="float" office:value="44364">
            <text:p>44364</text:p>
          </table:table-cell>
          <table:table-cell office:value-type="float" office:value="5">
            <text:p>5</text:p>
          </table:table-cell>
          <table:table-cell table:formula="of:=[.H17]+[.J17]" office:value-type="float" office:value="595350">
            <text:p>595350</text:p>
          </table:table-cell>
          <table:table-cell table:formula="of:=FLOOR([.J18]/(44100*60);1)&amp;&quot;:&quot;&amp;FLOOR(MOD([.J18];44100*60)/44100;1)&amp;&quot;:&quot;&amp;FLOOR(MOD([.J18];44100)/588;1)" office:value-type="string" office:string-value="0:13:37">
            <text:p>0:13:37</text:p>
          </table:table-cell>
        </table:table-row>
        <table:table-row table:style-name="ro1">
          <table:table-cell office:value-type="string">
            <text:p>POSTGAP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f:=[.G19]*44100" office:value-type="float" office:value="176400">
            <text:p>176400</text:p>
          </table:table-cell>
          <table:table-cell office:value-type="float" office:value="0">
            <text:p>0</text:p>
          </table:table-cell>
          <table:table-cell table:formula="of:=[.H18]+[.J18]" office:value-type="float" office:value="639714">
            <text:p>639714</text:p>
          </table:table-cell>
          <table:table-cell table:formula="of:=FLOOR([.J19]/(44100*60);1)&amp;&quot;:&quot;&amp;FLOOR(MOD([.J19];44100*60)/44100;1)&amp;&quot;:&quot;&amp;FLOOR(MOD([.J19];44100)/588;1)" office:value-type="string" office:string-value="0:14:37">
            <text:p>0:14:37</text:p>
          </table:table-cell>
        </table:table-row>
        <table:table-row table:style-name="ro1">
          <table:table-cell office:value-type="string">
            <text:p>LENGTH</text:p>
          </table:table-cell>
          <table:table-cell table:number-columns-repeated="8"/>
          <table:table-cell table:formula="of:=[.H19]+[.J19]" office:value-type="float" office:value="816114">
            <text:p>816114</text:p>
          </table:table-cell>
          <table:table-cell table:formula="of:=FLOOR([.J20]/(44100*60);1)&amp;&quot;:&quot;&amp;FLOOR(MOD([.J20];44100*60)/44100;1)&amp;&quot;:&quot;&amp;FLOOR(MOD([.J20];44100)/588;1)" office:value-type="string" office:string-value="0:18:37">
            <text:p>0:18:37</text:p>
          </table:table-cell>
        </table:table-row>
        <table:table-row table:style-name="ro1">
          <table:table-cell office:value-type="string">
            <text:p>(test1.wav)</text:p>
          </table:table-cell>
          <table:table-cell table:number-columns-repeated="10"/>
        </table:table-row>
        <table:table-row table:style-name="ro1">
          <table:table-cell office:value-type="string">
            <text:p>Part 1</text:p>
          </table:table-cell>
          <table:table-cell/>
          <table:table-cell office:value-type="float" office:value="0">
            <text:p>0</text:p>
          </table:table-cell>
          <table:table-cell table:formula="of:=5+(30/75)" office:value-type="float" office:value="5.4">
            <text:p>5.4</text:p>
          </table:table-cell>
          <table:table-cell table:formula="of:=44100*[.C22]" office:value-type="float" office:value="0">
            <text:p>0</text:p>
          </table:table-cell>
          <table:table-cell table:formula="of:=44100*[.D22]" office:value-type="float" office:value="238140">
            <text:p>238140</text:p>
          </table:table-cell>
          <table:table-cell/>
          <table:table-cell table:formula="of:=[.F22]-[.E22]" office:value-type="float" office:value="238140">
            <text:p>2381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FLOOR([.J22]/(44100*60);1)&amp;&quot;:&quot;&amp;FLOOR(MOD([.J22];44100*60)/44100;1)&amp;&quot;:&quot;&amp;FLOOR(MOD([.J22];44100)/588;1)" office:value-type="string" office:string-value="0:0:0">
            <text:p>0:0:0</text:p>
          </table:table-cell>
        </table:table-row>
        <table:table-row table:style-name="ro1">
          <table:table-cell office:value-type="string">
            <text:p>Part 2</text:p>
          </table:table-cell>
          <table:table-cell/>
          <table:table-cell table:formula="of:=5+(30/75)" office:value-type="float" office:value="5.4">
            <text:p>5.4</text:p>
          </table:table-cell>
          <table:table-cell office:value-type="float" office:value="10">
            <text:p>10</text:p>
          </table:table-cell>
          <table:table-cell table:formula="of:=44100*[.C23]" office:value-type="float" office:value="238140">
            <text:p>238140</text:p>
          </table:table-cell>
          <table:table-cell table:formula="of:=44100*[.D23]" office:value-type="float" office:value="441000">
            <text:p>441000</text:p>
          </table:table-cell>
          <table:table-cell/>
          <table:table-cell table:formula="of:=[.F23]-[.E23]" office:value-type="float" office:value="202860">
            <text:p>202860</text:p>
          </table:table-cell>
          <table:table-cell office:value-type="float" office:value="2">
            <text:p>2</text:p>
          </table:table-cell>
          <table:table-cell table:formula="of:=[.H22]+[.J22]" office:value-type="float" office:value="238140">
            <text:p>238140</text:p>
          </table:table-cell>
          <table:table-cell table:formula="of:=FLOOR([.J23]/(44100*60);1)&amp;&quot;:&quot;&amp;FLOOR(MOD([.J23];44100*60)/44100;1)&amp;&quot;:&quot;&amp;FLOOR(MOD([.J23];44100)/588;1)" office:value-type="string" office:string-value="0:5:30">
            <text:p>0:5:30</text:p>
          </table:table-cell>
        </table:table-row>
        <table:table-row table:style-name="ro1">
          <table:table-cell office:value-type="string">
            <text:p>LENGTH</text:p>
          </table:table-cell>
          <table:table-cell table:number-columns-repeated="8"/>
          <table:table-cell table:formula="of:=[.H23]+[.J23]" office:value-type="float" office:value="441000">
            <text:p>441000</text:p>
          </table:table-cell>
          <table:table-cell table:formula="of:=FLOOR([.J24]/(44100*60);1)&amp;&quot;:&quot;&amp;FLOOR(MOD([.J24];44100*60)/44100;1)&amp;&quot;:&quot;&amp;FLOOR(MOD([.J24];44100)/588;1)" office:value-type="string" office:string-value="0:10:0">
            <text:p>0:10:0</text:p>
          </table:table-cell>
        </table:table-row>
        <table:table-row table:style-name="ro1">
          <table:table-cell office:value-type="string">
            <text:p>(test2.aiff)</text:p>
          </table:table-cell>
          <table:table-cell table:number-columns-repeated="10"/>
        </table:table-row>
        <table:table-row table:style-name="ro1">
          <table:table-cell office:value-type="string">
            <text:p>not used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44100*[.C26]" office:value-type="float" office:value="0">
            <text:p>0</text:p>
          </table:table-cell>
          <table:table-cell table:formula="of:=44100*[.D26]" office:value-type="float" office:value="88200">
            <text:p>88200</text:p>
          </table:table-cell>
          <table:table-cell/>
          <table:table-cell table:formula="of:=[.F26]-[.E26]" office:value-type="float" office:value="88200">
            <text:p>882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FLOOR([.J26]/(44100*60);1)&amp;&quot;:&quot;&amp;FLOOR(MOD([.J26];44100*60)/44100;1)&amp;&quot;:&quot;&amp;FLOOR(MOD([.J26];44100)/588;1)" office:value-type="string" office:string-value="0:0:0">
            <text:p>0:0:0</text:p>
          </table:table-cell>
        </table:table-row>
        <table:table-row table:style-name="ro1">
          <table:table-cell office:value-type="string">
            <text:p>pregap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44100*[.C27]" office:value-type="float" office:value="88200">
            <text:p>88200</text:p>
          </table:table-cell>
          <table:table-cell table:formula="of:=44100*[.D27]" office:value-type="float" office:value="176400">
            <text:p>176400</text:p>
          </table:table-cell>
          <table:table-cell/>
          <table:table-cell table:formula="of:=[.F27]-[.E27]" office:value-type="float" office:value="88200">
            <text:p>88200</text:p>
          </table:table-cell>
          <table:table-cell office:value-type="float" office:value="4">
            <text:p>4</text:p>
          </table:table-cell>
          <table:table-cell table:formula="of:=[.H26]+[.J26]" office:value-type="float" office:value="88200">
            <text:p>88200</text:p>
          </table:table-cell>
          <table:table-cell table:formula="of:=FLOOR([.J27]/(44100*60);1)&amp;&quot;:&quot;&amp;FLOOR(MOD([.J27];44100*60)/44100;1)&amp;&quot;:&quot;&amp;FLOOR(MOD([.J27];44100)/588;1)" office:value-type="string" office:string-value="0:2:0">
            <text:p>0:2:0</text:p>
          </table:table-cell>
        </table:table-row>
        <table:table-row table:style-name="ro1">
          <table:table-cell office:value-type="string">
            <text:p>song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44100*[.C28]" office:value-type="float" office:value="176400">
            <text:p>176400</text:p>
          </table:table-cell>
          <table:table-cell table:formula="of:=44100*[.D28]" office:value-type="float" office:value="352800">
            <text:p>352800</text:p>
          </table:table-cell>
          <table:table-cell/>
          <table:table-cell table:formula="of:=[.F28]-[.E28]" office:value-type="float" office:value="176400">
            <text:p>176400</text:p>
          </table:table-cell>
          <table:table-cell office:value-type="float" office:value="5">
            <text:p>5</text:p>
          </table:table-cell>
          <table:table-cell table:formula="of:=[.H27]+[.J27]" office:value-type="float" office:value="176400">
            <text:p>176400</text:p>
          </table:table-cell>
          <table:table-cell table:formula="of:=FLOOR([.J28]/(44100*60);1)&amp;&quot;:&quot;&amp;FLOOR(MOD([.J28];44100*60)/44100;1)&amp;&quot;:&quot;&amp;FLOOR(MOD([.J28];44100)/588;1)" office:value-type="string" office:string-value="0:4:0">
            <text:p>0:4:0</text:p>
          </table:table-cell>
        </table:table-row>
        <table:table-row table:style-name="ro1">
          <table:table-cell office:value-type="string">
            <text:p>LENGTH</text:p>
          </table:table-cell>
          <table:table-cell table:number-columns-repeated="8"/>
          <table:table-cell table:formula="of:=[.H28]+[.J28]" office:value-type="float" office:value="352800">
            <text:p>352800</text:p>
          </table:table-cell>
          <table:table-cell table:formula="of:=FLOOR([.J29]/(44100*60);1)&amp;&quot;:&quot;&amp;FLOOR(MOD([.J29];44100*60)/44100;1)&amp;&quot;:&quot;&amp;FLOOR(MOD([.J29];44100)/588;1)" office:value-type="string" office:string-value="0:8:0">
            <text:p>0:8: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1T23:35:44</meta:creation-date>
    <dc:date>2012-06-23T01:41:19</dc:date>
    <meta:editing-duration>PT3H22M11S</meta:editing-duration>
    <meta:editing-cycles>26</meta:editing-cycles>
    <meta:generator>LibreOffice/3.5$MacOSX_x86 LibreOffice_project/7e68ba2-a744ebf-1f241b7-c506db1-7d53735</meta:generator>
    <meta:document-statistic meta:table-count="3" meta:cell-count="183" meta:object-count="0"/>
  </office:meta>
</office:document-meta>
</file>